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pt" fo:margin-right="0pt" fo:margin-top="6.01pt" fo:margin-bottom="0pt" style:contextual-spacing="false" fo:text-indent="0pt" style:auto-text-indent="false"/>
      <style:text-properties style:font-name="DejaVu Sans" fo:font-size="10pt" fo:font-weight="normal" officeooo:rsid="002f2b6e" officeooo:paragraph-rsid="00160d58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pt" fo:margin-right="0pt" fo:margin-top="6.01pt" fo:margin-bottom="0pt" style:contextual-spacing="false" fo:text-indent="0pt" style:auto-text-indent="false"/>
      <style:text-properties style:font-name="DejaVu Sans" fo:font-size="10pt" fo:font-weight="normal" officeooo:paragraph-rsid="00166bab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pt" fo:margin-right="0pt" fo:margin-top="6.01pt" fo:margin-bottom="0pt" style:contextual-spacing="false" fo:text-indent="0pt" style:auto-text-indent="false" fo:keep-with-next="always"/>
      <style:text-properties style:font-name="DejaVu Sans" fo:font-size="10pt" fo:font-weight="normal" officeooo:rsid="002f2b6e" officeooo:paragraph-rsid="00166bab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margin-left="0pt" fo:margin-right="0pt" fo:margin-top="6.01pt" fo:margin-bottom="0pt" style:contextual-spacing="false" fo:keep-together="always" fo:text-indent="0pt" style:auto-text-indent="false" style:page-number="auto"/>
      <style:text-properties style:font-name="DejaVu Sans" fo:font-size="10pt" fo:font-weight="normal" officeooo:rsid="00226227" officeooo:paragraph-rsid="00160d58" style:font-size-asian="10pt" style:font-weight-asian="normal" style:font-size-complex="10pt" style:font-weight-complex="normal"/>
    </style:style>
    <style:style style:name="P5" style:family="paragraph" style:parent-style-name="Standard" style:master-page-name="">
      <style:paragraph-properties fo:margin-left="0pt" fo:margin-right="0pt" fo:margin-top="6.01pt" fo:margin-bottom="0pt" style:contextual-spacing="false" fo:text-indent="0pt" style:auto-text-indent="false" style:page-number="auto" fo:keep-with-next="always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6" style:family="paragraph" style:parent-style-name="Standard" style:master-page-name="">
      <style:paragraph-properties fo:margin-left="0pt" fo:margin-right="0pt" fo:margin-top="6.01pt" fo:margin-bottom="0pt" style:contextual-spacing="false" fo:text-indent="0pt" style:auto-text-indent="false" style:page-number="auto" fo:keep-with-next="always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7" style:family="paragraph" style:parent-style-name="Standard" style:master-page-name="">
      <style:paragraph-properties fo:margin-top="24.01pt" fo:margin-bottom="0pt" style:contextual-spacing="false" style:page-number="auto"/>
      <style:text-properties style:font-name="DejaVu Sans" fo:font-size="13pt" fo:font-weight="bold" officeooo:paragraph-rsid="00160d58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top="6.01pt" fo:margin-bottom="0pt" style:contextual-spacing="false"/>
      <style:text-properties style:font-name="DejaVu Sans" fo:font-size="10pt" fo:font-weight="normal" officeooo:rsid="0036c3ee" officeooo:paragraph-rsid="00160d5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6.01pt" fo:margin-bottom="0pt" style:contextual-spacing="false"/>
      <style:text-properties style:font-name="DejaVu Sans" fo:font-size="10pt" fo:font-weight="normal" officeooo:rsid="0039380e" officeooo:paragraph-rsid="00160d5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6.01pt" fo:margin-bottom="0pt" style:contextual-spacing="false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11" style:family="paragraph" style:parent-style-name="Standard" style:master-page-name="">
      <style:paragraph-properties fo:margin-top="6.01pt" fo:margin-bottom="0pt" style:contextual-spacing="false" fo:keep-together="auto" style:page-number="auto" fo:keep-with-next="always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12" style:family="paragraph" style:parent-style-name="Standard" style:list-style-name="L4" style:master-page-name="">
      <style:paragraph-properties fo:margin-top="6.01pt" fo:margin-bottom="0pt" style:contextual-spacing="false" fo:keep-together="auto" style:page-number="auto" fo:keep-with-next="always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13" style:family="paragraph" style:parent-style-name="Standard" style:master-page-name="">
      <style:paragraph-properties fo:margin-top="6.01pt" fo:margin-bottom="0pt" style:contextual-spacing="false" style:page-number="auto" fo:keep-with-next="always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14" style:family="paragraph" style:parent-style-name="Standard" style:list-style-name="L1" style:master-page-name="">
      <style:paragraph-properties fo:margin-left="11.99pt" fo:margin-right="0pt" fo:margin-top="6.01pt" fo:margin-bottom="0pt" style:contextual-spacing="false" fo:text-indent="-11.99pt" style:auto-text-indent="false" style:page-number="auto">
        <style:tab-stops/>
      </style:paragraph-properties>
      <style:text-properties style:font-name="DejaVu Sans" fo:font-size="10pt" officeooo:rsid="004d2822" officeooo:paragraph-rsid="00160d58" style:font-size-asian="10pt" style:font-size-complex="10pt"/>
    </style:style>
    <style:style style:name="P15" style:family="paragraph" style:parent-style-name="Standard" style:list-style-name="L1">
      <style:paragraph-properties fo:margin-left="11.99pt" fo:margin-right="0pt" fo:margin-top="2.01pt" fo:margin-bottom="0pt" style:contextual-spacing="false" fo:text-indent="-11.99pt" style:auto-text-indent="false">
        <style:tab-stops/>
      </style:paragraph-properties>
      <style:text-properties style:font-name="DejaVu Sans" fo:font-size="10pt" officeooo:paragraph-rsid="00160d58" style:font-size-asian="10pt" style:font-size-complex="10pt"/>
    </style:style>
    <style:style style:name="P16" style:family="paragraph" style:parent-style-name="Standard" style:list-style-name="L1">
      <style:paragraph-properties fo:margin-left="11.99pt" fo:margin-right="0pt" fo:margin-top="2.01pt" fo:margin-bottom="0pt" style:contextual-spacing="false" fo:text-indent="-11.99pt" style:auto-text-indent="false">
        <style:tab-stops/>
      </style:paragraph-properties>
      <style:text-properties style:font-name="DejaVu Sans" fo:font-size="10pt" officeooo:rsid="0036c3ee" officeooo:paragraph-rsid="00160d58" style:font-size-asian="10pt" style:font-size-complex="10pt"/>
    </style:style>
    <style:style style:name="P17" style:family="paragraph" style:parent-style-name="Standard" style:list-style-name="L1">
      <style:paragraph-properties fo:margin-left="11.99pt" fo:margin-right="0pt" fo:margin-top="2.01pt" fo:margin-bottom="0pt" style:contextual-spacing="false" fo:text-indent="-11.99pt" style:auto-text-indent="false">
        <style:tab-stops/>
      </style:paragraph-properties>
      <style:text-properties style:font-name="DejaVu Sans" fo:font-size="10pt" officeooo:rsid="00381166" officeooo:paragraph-rsid="00160d58" style:font-size-asian="10pt" style:font-size-complex="10pt"/>
    </style:style>
    <style:style style:name="P18" style:family="paragraph" style:parent-style-name="Standard" style:list-style-name="L1" style:master-page-name="">
      <style:paragraph-properties fo:margin-left="11.99pt" fo:margin-right="0pt" fo:margin-top="2.01pt" fo:margin-bottom="0pt" style:contextual-spacing="false" fo:text-indent="-11.99pt" style:auto-text-indent="false" style:page-number="auto">
        <style:tab-stops/>
      </style:paragraph-properties>
      <style:text-properties style:font-name="DejaVu Sans" fo:font-size="10pt" officeooo:rsid="004d2822" officeooo:paragraph-rsid="00160d58" style:font-size-asian="10pt" style:font-size-complex="10pt"/>
    </style:style>
    <style:style style:name="P19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3pt" fo:font-weight="bold" officeooo:paragraph-rsid="00160d58" style:font-size-asian="13pt" style:font-weight-asian="bold" style:font-size-complex="13pt" style:font-weight-complex="bold"/>
    </style:style>
    <style:style style:name="P20" style:family="paragraph" style:parent-style-name="Standard" style:master-page-name="">
      <style:paragraph-properties fo:margin-top="11.99pt" fo:margin-bottom="0pt" style:contextual-spacing="false" fo:keep-together="always" style:page-number="auto"/>
      <style:text-properties style:font-name="DejaVu Sans" fo:font-size="10pt" fo:font-weight="normal" officeooo:rsid="002f2b6e" officeooo:paragraph-rsid="00160d58" style:font-size-asian="10pt" style:font-weight-asian="normal" style:font-size-complex="10pt" style:font-weight-complex="normal"/>
    </style:style>
    <style:style style:name="P21" style:family="paragraph" style:parent-style-name="Standard" style:master-page-name="">
      <style:paragraph-properties fo:margin-top="11.99pt" fo:margin-bottom="0pt" style:contextual-spacing="false" style:page-number="auto" fo:keep-with-next="always"/>
      <style:text-properties style:font-name="DejaVu Sans" fo:font-size="13pt" fo:font-weight="bold" officeooo:paragraph-rsid="00160d58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top="11.99pt" fo:margin-bottom="0pt" style:contextual-spacing="false" fo:break-before="page"/>
      <style:text-properties style:font-name="DejaVu Sans" fo:font-size="13pt" fo:font-weight="bold" officeooo:paragraph-rsid="00160d58" style:font-size-asian="13pt" style:font-weight-asian="bold" style:font-size-complex="13pt" style:font-weight-complex="bold"/>
    </style:style>
    <style:style style:name="P23" style:family="paragraph" style:parent-style-name="Standard" style:list-style-name="L4" style:master-page-name="">
      <style:paragraph-properties fo:margin-left="36pt" fo:margin-right="47.99pt" fo:margin-top="2.01pt" fo:margin-bottom="0pt" style:contextual-spacing="false" fo:keep-together="auto" fo:text-indent="-24.01pt" style:auto-text-indent="false" style:page-number="auto" fo:keep-with-next="always">
        <style:tab-stops/>
      </style:paragraph-properties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24" style:family="paragraph" style:parent-style-name="Standard" style:list-style-name="L4">
      <style:paragraph-properties fo:margin-top="2.01pt" fo:margin-bottom="0pt" style:contextual-spacing="false" fo:keep-together="auto" fo:keep-with-next="always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25" style:family="paragraph" style:parent-style-name="Standard" style:list-style-name="L4">
      <style:paragraph-properties fo:margin-top="2.01pt" fo:margin-bottom="0pt" style:contextual-spacing="false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26" style:family="paragraph" style:parent-style-name="Standard" style:list-style-name="L5">
      <style:paragraph-properties fo:margin-top="4pt" fo:margin-bottom="0pt" style:contextual-spacing="false" fo:keep-with-next="always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27" style:family="paragraph" style:parent-style-name="Standard" style:list-style-name="L5">
      <style:paragraph-properties fo:margin-top="4pt" fo:margin-bottom="0pt" style:contextual-spacing="false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28" style:family="paragraph" style:parent-style-name="Standard" style:list-style-name="L5">
      <style:paragraph-properties fo:margin-left="71.01pt" fo:margin-right="0pt" fo:margin-top="2.01pt" fo:margin-bottom="0pt" style:contextual-spacing="false" fo:text-indent="-18pt" style:auto-text-indent="false"/>
      <style:text-properties style:font-name="DejaVu Sans" fo:font-size="10pt" fo:font-weight="normal" officeooo:rsid="00226227" officeooo:paragraph-rsid="00160d58" style:font-size-asian="10pt" style:font-weight-asian="normal" style:font-size-complex="10pt" style:font-weight-complex="normal"/>
    </style:style>
    <style:style style:name="P29" style:family="paragraph" style:parent-style-name="Standard" style:list-style-name="L5">
      <style:paragraph-properties fo:margin-left="71.01pt" fo:margin-right="0pt" fo:margin-top="0pt" fo:margin-bottom="0pt" style:contextual-spacing="false" fo:text-indent="-18pt" style:auto-text-indent="false"/>
      <style:text-properties style:font-name="DejaVu Sans" fo:font-size="10pt" fo:font-weight="normal" officeooo:rsid="00662b11" officeooo:paragraph-rsid="00160d58" style:font-size-asian="10pt" style:font-weight-asian="normal" style:font-size-complex="10pt" style:font-weight-complex="normal"/>
    </style:style>
    <style:style style:name="P30" style:family="paragraph" style:parent-style-name="Standard" style:list-style-name="L5">
      <style:paragraph-properties fo:margin-left="71.01pt" fo:margin-right="0pt" fo:margin-top="0pt" fo:margin-bottom="0pt" style:contextual-spacing="false" fo:text-indent="-18pt" style:auto-text-indent="false"/>
      <style:text-properties style:font-name="DejaVu Sans" fo:font-size="10pt" fo:font-weight="normal" officeooo:rsid="003a77f9" officeooo:paragraph-rsid="00160d58" style:font-size-asian="10pt" style:font-weight-asian="normal" style:font-size-complex="10pt" style:font-weight-complex="normal"/>
    </style:style>
    <style:style style:name="P31" style:family="paragraph" style:parent-style-name="Standard" style:list-style-name="L5">
      <style:paragraph-properties fo:margin-left="71.01pt" fo:margin-right="0pt" fo:margin-top="0pt" fo:margin-bottom="0pt" style:contextual-spacing="false" fo:text-indent="-18pt" style:auto-text-indent="false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32" style:family="paragraph" style:parent-style-name="Standard" style:list-style-name="L5" style:master-page-name="">
      <style:paragraph-properties fo:margin-left="71.01pt" fo:margin-right="0pt" fo:margin-top="0pt" fo:margin-bottom="0pt" style:contextual-spacing="false" fo:text-indent="-18pt" style:auto-text-indent="false" style:page-number="auto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pt" fo:margin-right="-2.04pt" fo:margin-top="6.01pt" fo:margin-bottom="0pt" style:contextual-spacing="false" fo:text-indent="0pt" style:auto-text-indent="false"/>
      <style:text-properties style:font-name="DejaVu Sans" fo:font-size="10pt" fo:font-weight="normal" officeooo:paragraph-rsid="00160d58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pt" fo:margin-right="-2.04pt" fo:margin-top="6.01pt" fo:margin-bottom="0pt" style:contextual-spacing="false" fo:text-indent="0pt" style:auto-text-indent="false"/>
      <style:text-properties style:font-name="DejaVu Sans" fo:font-size="10pt" fo:font-weight="normal" officeooo:rsid="00160d58" officeooo:paragraph-rsid="00160d58" style:font-size-asian="10pt" style:font-weight-asian="normal" style:font-size-complex="10pt" style:font-weight-complex="normal"/>
    </style:style>
    <style:style style:name="T1" style:family="text">
      <style:text-properties officeooo:rsid="002d8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a77f9" style:font-weight-asian="bold" style:font-weight-complex="bold"/>
    </style:style>
    <style:style style:name="T4" style:family="text">
      <style:text-properties fo:font-weight="bold" officeooo:rsid="007386d4" style:font-weight-asian="bold" style:font-weight-complex="bold"/>
    </style:style>
    <style:style style:name="T5" style:family="text">
      <style:text-properties fo:font-weight="bold" officeooo:rsid="0039380e" style:font-weight-asian="bold" style:font-weight-complex="bold"/>
    </style:style>
    <style:style style:name="T6" style:family="text">
      <style:text-properties fo:font-weight="bold" officeooo:rsid="00160d58" style:font-weight-asian="bold" style:font-weight-complex="bold"/>
    </style:style>
    <style:style style:name="T7" style:family="text">
      <style:text-properties officeooo:rsid="0039380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9380e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352f6d" style:font-style-asian="italic" style:font-style-complex="italic"/>
    </style:style>
    <style:style style:name="T1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6c3ee" style:font-style-asian="italic" style:font-weight-asian="normal" style:font-style-complex="italic" style:font-weight-complex="normal"/>
    </style:style>
    <style:style style:name="T15" style:family="text">
      <style:text-properties officeooo:rsid="0021ef86"/>
    </style:style>
    <style:style style:name="T16" style:family="text">
      <style:text-properties officeooo:rsid="003a77f9"/>
    </style:style>
    <style:style style:name="T17" style:family="text">
      <style:text-properties officeooo:rsid="00662b11"/>
    </style:style>
    <style:style style:name="T18" style:family="text">
      <style:text-properties officeooo:rsid="003cc880"/>
    </style:style>
    <style:style style:name="T19" style:family="text">
      <style:text-properties style:font-name="DejaVu Sans Mono"/>
    </style:style>
    <style:style style:name="T20" style:family="text">
      <style:text-properties officeooo:rsid="004f1cda"/>
    </style:style>
    <style:style style:name="T21" style:family="text">
      <style:text-properties fo:font-size="9pt" style:text-underline-style="none" style:font-size-asian="9pt" style:font-size-complex="9pt"/>
    </style:style>
    <style:style style:name="T22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fo:font-weight="bold" style:font-size-asian="9pt" style:font-weight-asian="bold" style:font-size-complex="9pt" style:font-weight-complex="bold"/>
    </style:style>
    <style:style style:name="T25" style:family="text">
      <style:text-properties officeooo:rsid="00226227"/>
    </style:style>
    <style:style style:name="T26" style:family="text">
      <style:text-properties officeooo:rsid="00465b72"/>
    </style:style>
    <style:style style:name="T27" style:family="text">
      <style:text-properties officeooo:rsid="003bfcb6"/>
    </style:style>
    <style:style style:name="T28" style:family="text">
      <style:text-properties officeooo:rsid="002f2b6e"/>
    </style:style>
    <style:style style:name="T29" style:family="text">
      <style:text-properties officeooo:rsid="00352f6d"/>
    </style:style>
    <style:style style:name="T30" style:family="text">
      <style:text-properties officeooo:rsid="003fabe0"/>
    </style:style>
    <style:style style:name="T31" style:family="text">
      <style:text-properties fo:font-style="normal" style:text-underline-style="none" officeooo:rsid="00352f6d" style:font-style-asian="normal" style:font-style-complex="normal"/>
    </style:style>
    <style:style style:name="T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f1cd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60d58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66bab" style:font-style-asian="normal" style:font-weight-asian="normal" style:font-style-complex="normal" style:font-weight-complex="normal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7386d4" style:font-weight-asian="normal" style:font-weight-complex="normal"/>
    </style:style>
    <style:style style:name="T39" style:family="text">
      <style:text-properties fo:font-weight="normal" officeooo:rsid="0036c3ee" style:font-weight-asian="normal" style:font-weight-complex="normal"/>
    </style:style>
    <style:style style:name="T40" style:family="text">
      <style:text-properties fo:font-weight="normal" officeooo:rsid="004f1cda" style:font-weight-asian="normal" style:font-weight-complex="normal"/>
    </style:style>
    <style:style style:name="T41" style:family="text">
      <style:text-properties fo:font-weight="normal" officeooo:rsid="00381166" style:font-weight-asian="normal" style:font-weight-complex="normal"/>
    </style:style>
    <style:style style:name="T42" style:family="text">
      <style:text-properties fo:font-weight="normal" officeooo:rsid="00166bab" style:font-weight-asian="normal" style:font-weight-complex="normal"/>
    </style:style>
    <style:style style:name="T43" style:family="text">
      <style:text-properties officeooo:rsid="00160d58"/>
    </style:style>
    <style:style style:name="T44" style:family="text">
      <style:text-properties officeooo:rsid="00166b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erequisites</text:span> (per student) —</text:p>
      <text:p text:style-name="P8"><text:span text:style-name="T3">A. </text:span><text:span text:style-name="T2">Student prerequisites</text:span> for the components of <text:span text:style-name="T44">Ruby Immersion</text:span> are as follows:</text:p>
      <text:list xml:id="list5767904564516952119" text:style-name="L1">
        <text:list-item>
          <text:p text:style-name="P14"><text:span text:style-name="T42">Ruby Immersion</text:span><text:span text:style-name="T37"> is </text:span><text:span text:style-name="T12">not</text:span><text:span text:style-name="T32"> </text:span><text:span text:style-name="T12">appropriate</text:span><text:span text:style-name="T33"> for absolute beginners in software development.</text:span></text:p>
        </text:list-item>
        <text:list-item>
          <text:p text:style-name="P18"><text:span text:style-name="T14">G</text:span><text:span text:style-name="T13">eneral</text:span><text:span text:style-name="T33"> ― </text:span><text:span text:style-name="T35">Any previous o</text:span><text:span text:style-name="T33">n-the-job and/or coursework </text:span><text:span text:style-name="T34">experience </text:span><text:span text:style-name="T33">with a</text:span><text:span text:style-name="T35">ny</text:span><text:span text:style-name="T33"> of the following will give the student considerable advantage in these </text:span><text:span text:style-name="T36">b</text:span><text:span text:style-name="T33">ootcamp classes: </text:span><text:span text:style-name="T35">t</text:span><text:span text:style-name="T33">ext editing; </text:span><text:span text:style-name="T35">a</text:span><text:span text:style-name="T34">pplications in</text:span><text:span text:style-name="T33"> a “classical” language (</text:span><text:span text:style-name="T13">e.g.</text:span><text:span text:style-name="T33">, C, Pascal, Fortran, VB, </text:span><text:span text:style-name="T13">etc</text:span><text:span text:style-name="T33">.); </text:span><text:span text:style-name="T35">d</text:span><text:span text:style-name="T33">ebugging; </text:span><text:span text:style-name="T35">s</text:span><text:span text:style-name="T33">hell scripting (bash, DCL, </text:span><text:span text:style-name="T13">etc</text:span><text:span text:style-name="T33">.); </text:span><text:span text:style-name="T35">c</text:span><text:span text:style-name="T33">ommand-line utilities; </text:span><text:span text:style-name="T35">o</text:span><text:span text:style-name="T33">perating systems fundamentals.</text:span></text:p>
        </text:list-item>
        <text:list-item>
          <text:p text:style-name="P15"><text:span text:style-name="T4">Newbie</text:span><text:span text:style-name="T38"> and </text:span><text:span text:style-name="T4">Foundational</text:span><text:span text:style-name="T39"> ― Although this two-week class </text:span><text:span text:style-name="T38">sequence</text:span><text:span text:style-name="T39"> is designed for </text:span><text:span text:style-name="T40">newcom</text:span><text:span text:style-name="T38">­</text:span><text:span text:style-name="T40">ers to</text:span><text:span text:style-name="T39"> the Ruby programming language and general software development, exposure to college-level computer science coursework and/or on-the-job software development experience will give the student considerable advantage in this class.</text:span></text:p>
        </text:list-item>
        <text:list-item>
          <text:p text:style-name="P16"><text:span text:style-name="T4">Essentials</text:span><text:span text:style-name="T37"> ― Completion of the </text:span><text:span text:style-name="T4">Newbie</text:span><text:span text:style-name="T38"> and </text:span><text:span text:style-name="T4">Foundational</text:span><text:span text:style-name="T37"> two-week class </text:span><text:span text:style-name="T38">sequence</text:span><text:span text:style-name="T37">, or equivalent other coursework (at Instructor’s and/</text:span><text:span text:style-name="T41">or</text:span><text:span text:style-name="T37"> PARSEC’s discretion and acceptance), or equivalent </text:span><text:span text:style-name="T41">programming </text:span><text:span text:style-name="T37">experience.</text:span></text:p>
        </text:list-item>
        <text:list-item>
          <text:p text:style-name="P17"><text:span text:style-name="T4">(Meta)Mastery</text:span> ― <text:s/><text:span text:style-name="T39">Completion of the </text:span><text:span text:style-name="T4">Newbie</text:span><text:span text:style-name="T38">, </text:span><text:span text:style-name="T4">Foundational</text:span><text:span text:style-name="T39"> </text:span><text:span text:style-name="T37">and </text:span><text:span text:style-name="T4">Essentials</text:span><text:span text:style-name="T37"> </text:span><text:span text:style-name="T39">class</text:span><text:span text:style-name="T37">es</text:span><text:span text:style-name="T39"> or equivalent other coursework (at Instructor’s and/</text:span><text:span text:style-name="T37">or</text:span><text:span text:style-name="T39"> PARSEC’s discretion and acceptance), or equivalent </text:span><text:span text:style-name="T37">programming</text:span><text:span text:style-name="T39"> experience.</text:span></text:p>
        </text:list-item>
      </text:list>
      <text:p text:style-name="P20"><text:span text:style-name="T3">B. </text:span><text:span text:style-name="T2">Laptop</text:span>: <text:s/><text:span text:style-name="T7">Because it is commonly accepted in most professional environments that a software developer will possess and use his or her own personal laptop computer for programming and project activities, including both employment/on-the-job work and community/volunteer projects, Ruby Immersion requires that </text:span><text:span text:style-name="T9">each student bring their own laptop computer to each class</text:span><text:span text:style-name="T7">. <text:s/>Each student must provide and use his or her own laptop computer throughout the class, configured for: </text:span><text:span text:style-name="T6">i</text:span><text:span text:style-name="T7">) dedicated/single boot with Ubuntu Linux (preferred); or </text:span><text:span text:style-name="T6">ii</text:span><text:span text:style-name="T7">) for dual-boot with Ubuntu and Windows; or </text:span><text:span text:style-name="T6">iii</text:span><text:span text:style-name="T15">) Mac/OSX; or </text:span><text:span text:style-name="T6">iv</text:span><text:span text:style-name="T15">) a Virtual Machine, hosted on the laptop’s native operating system, running Ubuntu Linux as a guest ― VirtualBox is recommended, with the VM’s guest disk (container file) sized at no less than 60 GB capacity, with NAT networking enabled, and with Guest Additions installed.</text:span></text:p>
      <text:p text:style-name="P4">Although a student may have a<text:span text:style-name="T16">n employment-related and/or</text:span> personal need and/or desire to work within the Mac/OSX <text:span text:style-name="T17">or Windows </text:span>environment, this coursework will focus primarily on software development within the Linux (Ubuntu) environment, with minimal coverage of the specifics of Mac/OSX, <text:span text:style-name="T17">and near silence on Windows</text:span>.</text:p>
      <text:p text:style-name="P9">Coursework will be almost entirely Linux (Ubuntu) oriented, so it is strongly recommended that the student’s laptop have the latest Ubuntu release (currently v14.04-LTS, “Trusty Tahr”) installed either as the sole OS or as a dual-boot option alongside an existing Windows partition. <text:s/><text:span text:style-name="T18">Other Linux distros (non-Ubuntu) are acceptable if cleared with the bootcamp instructor. <text:s/></text:span>A Mac computer with OSX is also acceptable. <text:s/><text:span text:style-name="T18">A Windows-only laptop is not acceptable for this bootcamp.</text:span></text:p>
      <text:p text:style-name="P9"><text:span text:style-name="T18">Each s</text:span>tudent should arrange to pre-configure <text:span text:style-name="T18">his or her own</text:span> laptop computer (<text:span text:style-name="T8">i.e.</text:span>, install Ubuntu, if necessary) prior to arrival for the Introductory class, and should maintain the Ubuntu (and added software packages) configuration for the subsequent Intermediate and Advanced classes. <text:s/>The <text:span text:style-name="T44">b</text:span>ootcamp <text:span text:style-name="T44">i</text:span>nstructor can provide written OS-installation and configuration instructions to any student who requests them, provided that such request is made at least <text:span text:style-name="T18">fourteen</text:span> (<text:span text:style-name="T18">14</text:span>) days prior to the start of class.</text:p>
      <text:p text:style-name="P10"><text:span text:style-name="T3">C. </text:span><text:span text:style-name="T5">Wireless network access</text:span><text:span text:style-name="T7">, both to the Internet and among participants’ laptops, will be provided during each class.</text:span></text:p>
      <text:p text:style-name="P5"><text:soft-page-break/><text:span text:style-name="T3">D. Software</text:span><text:span text:style-name="T16">: </text:span>Students will learn sufficient skills about installing and configuring Linux (Ubuntu) and other Free/Libre Open Source Software (FLOSS) packages to be able to configure their own personal laptop or desktop system.</text:p>
      <text:p text:style-name="P11">Each <text:span text:style-name="T18">laptop’s</text:span> Linux <text:span text:style-name="T15">partition (or VM)</text:span> <text:span text:style-name="T17">will</text:span> be configured as follows:</text:p>
      <text:list xml:id="list3848993134965649422" text:style-name="L4">
        <text:list-item>
          <text:p text:style-name="P12">Current Ubuntu (Linux) distro, currently 1<text:span text:style-name="T15">4</text:span>.04 “<text:span text:style-name="T15">Trusty Tahr</text:span>”</text:p>
        </text:list-item>
        <text:list-item>
          <text:p text:style-name="P23">Default user account <text:span text:style-name="T19">sysadmin</text:span> (password <text:span text:style-name="T19">SysAdmin</text:span>): will be used to create at least one developer (personal) account per laptop</text:p>
        </text:list-item>
        <text:list-item>
          <text:p text:style-name="P24">Ruby <text:span text:style-name="T43">Version </text:span>Manager (RVM) <text:span text:style-name="T15">to support Ruby (MRI) version 2.x</text:span></text:p>
        </text:list-item>
        <text:list-item>
          <text:p text:style-name="P25">Sublime Text editor/IDE (free evaluation copy)</text:p>
        </text:list-item>
      </text:list>
      <text:p text:style-name="P13">Each student will, over the course of the <text:span text:style-name="T44">b</text:span>ootcamp, install the following components (at a minimum) on their own laptop computer <text:span text:style-name="T18">(note that these are all free/open-source packages, available at no cost to the student)</text:span>:</text:p>
      <text:list xml:id="list4790729925087105026" text:style-name="L5">
        <text:list-item>
          <text:p text:style-name="P26">Linux packages:</text:p>
        </text:list-item>
        <text:list-item>
          <text:p text:style-name="P28">Sublime Text (free evaluation copy)</text:p>
        </text:list-item>
        <text:list-item>
          <text:p text:style-name="P31">Git (revision control repository)</text:p>
        </text:list-item>
        <text:list-item>
          <text:p text:style-name="P29">RVM (Ruby <text:span text:style-name="T43">Version</text:span> Manager)</text:p>
        </text:list-item>
        <text:list-item>
          <text:p text:style-name="P29">Ruby (latest version)</text:p>
        </text:list-item>
        <text:list-item>
          <text:p text:style-name="P31">(others to be determined)</text:p>
        </text:list-item>
        <text:list-item>
          <text:p text:style-name="P27">Ruby Gems:</text:p>
        </text:list-item>
        <text:list-item>
          <text:p text:style-name="P31">R<text:span text:style-name="T16">ake</text:span></text:p>
        </text:list-item>
        <text:list-item>
          <text:p text:style-name="P32">pry</text:p>
        </text:list-item>
        <text:list-item>
          <text:p text:style-name="P31">RSpec / RDoc / <text:span text:style-name="T17">ri</text:span></text:p>
        </text:list-item>
        <text:list-item>
          <text:p text:style-name="P30">(others to be determined)</text:p>
        </text:list-item>
      </text:list>
      <text:p text:style-name="P19">Text Editor —</text:p>
      <text:p text:style-name="P5">The text editor is perhaps <text:span text:style-name="T8">the programmer's most important and frequently-used software tool</text:span>. <text:s/>And although developers who use other languages (e.g., Java, C, Perl, Python, etc.) usually rely on text editors which are embedded in more comprehensive (and <text:span text:style-name="T20">costly</text:span>) “Integrated Development Environments”(IDEs), Ruby's syntax and development environment is considerably more straight<text:span text:style-name="T20">­</text:span>forward, and such IDE resources provide only complexity and confusion without contributing value to the experience...</text:p>
      <text:p text:style-name="P2">Fortunately, the Ruby community enjoys (and has largely embraced) a relative newcomer to the text editor toolkit, <text:span text:style-name="T2">Sublime Text</text:span> (<text:a xlink:type="simple" xlink:href="http://www.sublimetext.com/"><text:span text:style-name="T22">www.SublimeText.com</text:span></text:a>), which is exquisitely attuned to the Ruby programming language and attendant development cycle. <text:s/>It runs cross-platform (available for Linux, Mac/OSX, and Windows). <text:s/>It is an excellent choice for <text:span text:style-name="T25">Ruby Immersion</text:span> students.</text:p>
      <text:p text:style-name="P33">And, although Sublime Text is sold for professional use on a single-user licensing basis (its EULA is <text:span text:style-name="T26">not </text:span>a GPL), it is made available to any potential user for unrestricted evaluation, without feature-disabling or functional timeouts. <text:s/>Sublime Text will be used during the <text:span text:style-name="T44">b</text:span>ootcamp for all text editing tasks and requirements, as an exemplar of a modern, advanced-feature editor. <text:s/>And because it is reasonably priced (currently <text:span text:style-name="T27">~</text:span>$70 for the single-user license), students can elect to purchase Sublime Text for their own personal use <text:s/>after the conclusion of the <text:span text:style-name="T44">b</text:span>ootcamp.</text:p>
      <text:p text:style-name="P34">In mid-2014, a new, open source (and free) text editor <text:span text:style-name="T44">is under</text:span> develop<text:span text:style-name="T44">ment and has progressed</text:span> to a sufficient “beta” stage that it too becomes a viable alternative for the class: <text:span text:style-name="T2">Atom</text:span> (<text:a xlink:type="simple" xlink:href="http://atom.io/"><text:span text:style-name="T24">atom.io</text:span></text:a>).</text:p>
      <text:p text:style-name="P19"/>
      <text:p text:style-name="P22">Te<text:span text:style-name="T28">amwork</text:span> —</text:p>
      <text:p text:style-name="P3">All students will be <text:span text:style-name="T29">requir</text:span>ed to work together in team units, ranging from paired-programming sessions to four-to-six person development teams <text:span text:style-name="T30">working on class projects</text:span>. <text:s/><text:span text:style-name="T29">Because this parti­cipation is viewed as an essential, non-optional experience requiring in-classroom, physical presence, the Ruby Immersion does </text:span><text:span text:style-name="T11">not</text:span><text:span text:style-name="T31"> </text:span><text:span text:style-name="T29">allow or support “distance learning” (e-classroom).</text:span></text:p>
      <text:p text:style-name="P1">Students will be strongly encouraged to help each other, <text:span text:style-name="T29">in true peer support and collaborative learning</text:span>: <text:s/>“<text:span text:style-name="T8">If you don’t know, ask for help. <text:s/>If you really </text:span><text:span text:style-name="T10">get it</text:span><text:span text:style-name="T8">, help someone else.</text:span>”</text:p>
      <text:p text:style-name="P1">Students will be expected to “present” material to each other (the class), ranging in scope from individual units of Ruby material, solutions to exercises, original research, answers to questions, <text:span text:style-name="T30">even including</text:span> full project designs and defend<text:span text:style-name="T30">ing</text:span> particular implementation approaches.</text:p>
      <text:p text:style-name="P1">This approach models “the real world” of software development, where small, agile teams work closely together to produce high-quality software products, and where community support and participation is valuable, recognized and rewar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DejaVu Sans1" svg:font-family="'DejaVu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8pt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4-10-21T16:20:04.372211196</meta:creation-date>
    <meta:generator>LibreOffice/4.2.6.3$Linux_X86_64 LibreOffice_project/420m0$Build-3</meta:generator>
    <meta:document-statistic meta:table-count="0" meta:image-count="0" meta:object-count="0" meta:page-count="3" meta:paragraph-count="40" meta:word-count="1078" meta:character-count="7337" meta:non-whitespace-character-count="6300"/>
  </office:meta>
</office:document-meta>
</file>